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automatic-styles>
    <style:style style:name="Table1" style:family="table">
      <style:table-properties style:width="7in" fo:margin-top="0in" fo:margin-bottom="0in" fo:break-before="auto" fo:break-after="auto" table:align="left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0021in"/>
    </style:style>
    <style:style style:name="Table1.C" style:family="table-column">
      <style:table-column-properties style:column-width="0.9993in"/>
    </style:style>
    <style:style style:name="Table1.D" style:family="table-column">
      <style:table-column-properties style:column-width="1.0097in"/>
    </style:style>
    <style:style style:name="Table1.G" style:family="table-column">
      <style:table-column-properties style:column-width="0.9889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fo:background-color="transparent" fo:padding-left="0.0403in" fo:padding-right="0.0403in" fo:padding-top="0.0201in" fo:padding-bottom="0.0201in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0403in" fo:padding-right="0.0403in" fo:padding-top="0.0201in" fo:padding-bottom="0.0201in" fo:border-left="0.5pt solid #000000" fo:border-right="none" fo:border-top="none" fo:border-bottom="0.5pt solid #000000">
        <style:background-image/>
      </style:table-cell-properties>
    </style:style>
    <style:style style:name="Table1.G2" style:family="table-cell">
      <style:table-cell-properties fo:background-color="transparent" fo:padding-left="0.0403in" fo:padding-right="0.0403in" fo:padding-top="0.0201in" fo:padding-bottom="0.0201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6" style:family="table-row">
      <style:table-row-properties style:min-row-height="0.0007in" fo:background-color="transparent" fo:keep-together="always">
        <style:background-image/>
      </style:table-row-properties>
    </style:style>
    <style:style style:name="P1" style:family="paragraph" style:parent-style-name="Table_20_Contents">
      <style:paragraph-properties fo:orphans="0" fo:widows="0"/>
      <style:text-properties fo:color="#000000" loext:opacity="100%" fo:font-size="11pt" style:font-size-asian="11pt" style:font-size-complex="11pt"/>
    </style:style>
    <style:style style:name="P2" style:family="paragraph" style:parent-style-name="Table_20_Contents">
      <style:paragraph-properties fo:orphans="0" fo:widows="0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Body_20_A">
      <style:paragraph-properties fo:orphans="0" fo:widows="0"/>
      <style:text-properties fo:color="#000000" loext:opacity="100%" fo:font-size="11pt" style:font-size-asian="11pt" style:font-size-complex="11pt"/>
    </style:style>
    <style:style style:name="P4" style:family="paragraph" style:parent-style-name="Body_20_A">
      <style:paragraph-properties fo:text-align="center" style:justify-single-word="false" fo:orphans="0" fo:widows="0"/>
      <style:text-properties fo:color="#000000" loext:opacity="100%" fo:font-size="11pt" fo:font-weight="bold" officeooo:rsid="00cd4ec6" officeooo:paragraph-rsid="00cd4ec6" style:font-size-asian="11pt" style:font-weight-asian="bold" style:font-size-complex="11pt" style:font-weight-complex="bold"/>
    </style:style>
    <style:style style:name="P5" style:family="paragraph" style:parent-style-name="Body_20_A">
      <style:paragraph-properties fo:orphans="0" fo:widows="0"/>
      <style:text-properties fo:color="#000000" loext:opacity="100%" style:text-outline="false" fo:font-size="9.5pt" fo:language="en" fo:country="US" style:text-underline-style="none" fo:font-weight="bold" fo:background-color="transparent" style:font-size-asian="9.5pt" style:font-weight-asian="bold" style:font-size-complex="9.5pt" style:font-weight-complex="bold"/>
    </style:style>
    <style:style style:name="P6" style:family="paragraph" style:parent-style-name="Body_20_A">
      <style:text-properties fo:color="#000000" loext:opacity="100%" style:text-outline="false" fo:font-size="9.5pt" fo:language="en" fo:country="US" fo:font-weight="bold" fo:background-color="transparent" style:font-size-asian="9.5pt" style:font-weight-asian="bold" style:font-size-complex="9.5pt" style:font-weight-complex="bold"/>
    </style:style>
    <style:style style:name="P7" style:family="paragraph" style:parent-style-name="Body_20_A">
      <style:text-properties fo:color="#000000" loext:opacity="100%" style:text-outline="false" fo:font-size="9.5pt" fo:language="en" fo:country="US" fo:font-style="normal" style:text-underline-style="none" fo:font-weight="bold" fo:background-color="transparent" style:font-size-asian="9.5pt" style:font-style-asian="normal" style:font-weight-asian="bold" style:font-size-complex="9.5pt" style:font-style-complex="normal" style:font-weight-complex="bold"/>
    </style:style>
    <style:style style:name="P8" style:family="paragraph" style:parent-style-name="Body_20_A">
      <style:paragraph-properties fo:orphans="0" fo:widows="0"/>
      <style:text-properties fo:color="#000000" loext:opacity="100%" style:text-outline="false" fo:font-size="9.5pt" fo:language="en" fo:country="US" fo:font-style="normal" style:text-underline-style="none" fo:font-weight="bold" fo:background-color="transparent" style:font-size-asian="9.5pt" style:font-style-asian="normal" style:font-weight-asian="bold" style:font-size-complex="9.5pt" style:font-style-complex="normal" style:font-weight-complex="bold"/>
    </style:style>
    <style:style style:name="P9" style:family="paragraph" style:parent-style-name="Body_20_A">
      <style:text-properties fo:color="#000000" loext:opacity="100%" fo:font-size="9.5pt" fo:language="en" fo:country="US" officeooo:paragraph-rsid="00d13b9a" fo:background-color="transparent" style:font-size-asian="9.5pt" style:font-size-complex="9.5pt"/>
    </style:style>
    <style:style style:name="P10" style:family="paragraph" style:parent-style-name="Body_20_A">
      <style:text-properties fo:color="#000000" loext:opacity="100%" fo:font-size="9.5pt" fo:language="en" fo:country="US" officeooo:paragraph-rsid="00e149fa" fo:background-color="transparent" style:font-size-asian="9.5pt" style:font-size-complex="9.5pt"/>
    </style:style>
    <style:style style:name="P11" style:family="paragraph" style:parent-style-name="Body_20_A">
      <style:paragraph-properties fo:orphans="0" fo:widows="0"/>
      <style:text-properties fo:color="#000000" loext:opacity="100%" fo:font-size="9.5pt" fo:language="en" fo:country="US" fo:font-style="normal" style:text-underline-style="none" fo:font-weight="normal" officeooo:rsid="009ee3f0" officeooo:paragraph-rsid="00a1836c" fo:background-color="transparent" style:font-size-asian="9.5pt" style:font-style-asian="normal" style:font-weight-asian="normal" style:font-size-complex="9.5pt" style:font-style-complex="normal" style:font-weight-complex="normal"/>
    </style:style>
    <style:style style:name="P12" style:family="paragraph" style:parent-style-name="Body_20_A">
      <style:paragraph-properties fo:text-align="start" style:justify-single-word="false" fo:orphans="0" fo:widows="0"/>
      <style:text-properties fo:color="#000000" loext:opacity="100%" fo:font-size="9.5pt" fo:language="en" fo:country="US" fo:font-style="normal" style:text-underline-style="none" officeooo:rsid="002f0fa1" officeooo:paragraph-rsid="004e99c7" fo:background-color="transparent" style:font-size-asian="9.5pt" style:font-style-asian="normal" style:font-size-complex="9.5pt" style:font-style-complex="normal"/>
    </style:style>
    <style:style style:name="P13" style:family="paragraph" style:parent-style-name="Body_20_A">
      <style:paragraph-properties fo:text-align="start" style:justify-single-word="false" fo:orphans="0" fo:widows="0"/>
      <style:text-properties fo:color="#000000" loext:opacity="100%" fo:font-size="9.5pt" fo:language="en" fo:country="US" fo:font-style="normal" style:text-underline-style="none" officeooo:rsid="004e99c7" officeooo:paragraph-rsid="004e99c7" fo:background-color="transparent" style:font-size-asian="9.5pt" style:font-style-asian="normal" style:font-size-complex="9.5pt" style:font-style-complex="normal"/>
    </style:style>
    <style:style style:name="P14" style:family="paragraph" style:parent-style-name="Body_20_A">
      <style:text-properties fo:color="#000000" loext:opacity="100%" fo:font-size="9.5pt" style:font-size-asian="9.5pt" style:font-size-complex="9.5pt"/>
    </style:style>
    <style:style style:name="P15" style:family="paragraph" style:parent-style-name="Body_20_A">
      <style:text-properties fo:color="#000000" loext:opacity="100%" fo:font-size="9.5pt" officeooo:paragraph-rsid="005c284a" style:font-size-asian="9.5pt" style:font-size-complex="9.5pt"/>
    </style:style>
    <style:style style:name="P16" style:family="paragraph" style:parent-style-name="Body_20_A">
      <style:text-properties fo:color="#000000" loext:opacity="100%" fo:font-size="9.5pt" officeooo:paragraph-rsid="00c1c699" style:font-size-asian="9.5pt" style:font-size-complex="9.5pt"/>
    </style:style>
    <style:style style:name="P17" style:family="paragraph" style:parent-style-name="Body_20_A">
      <style:text-properties fo:color="#000000" loext:opacity="100%" fo:font-size="9.5pt" officeooo:paragraph-rsid="0072cc5e" style:font-size-asian="9.5pt" style:font-size-complex="9.5pt"/>
    </style:style>
    <style:style style:name="P18" style:family="paragraph" style:parent-style-name="Body_20_A">
      <style:text-properties fo:color="#000000" loext:opacity="100%" fo:font-size="9.5pt" officeooo:paragraph-rsid="008fad9a" style:font-size-asian="9.5pt" style:font-size-complex="9.5pt"/>
    </style:style>
    <style:style style:name="P19" style:family="paragraph" style:parent-style-name="Body_20_A">
      <style:text-properties fo:color="#000000" loext:opacity="100%" fo:font-size="9.5pt" officeooo:paragraph-rsid="00d13b9a" style:font-size-asian="9.5pt" style:font-size-complex="9.5pt"/>
    </style:style>
    <style:style style:name="P20" style:family="paragraph" style:parent-style-name="Body_20_A">
      <style:text-properties fo:color="#000000" loext:opacity="100%" fo:font-size="9.5pt" officeooo:paragraph-rsid="007cf03f" style:font-size-asian="9.5pt" style:font-size-complex="9.5pt"/>
    </style:style>
    <style:style style:name="P21" style:family="paragraph" style:parent-style-name="Body_20_A">
      <style:text-properties fo:color="#000000" loext:opacity="100%" fo:font-size="9.5pt" officeooo:paragraph-rsid="00b86350" style:font-size-asian="9.5pt" style:font-size-complex="9.5pt"/>
    </style:style>
    <style:style style:name="P22" style:family="paragraph" style:parent-style-name="Body_20_A">
      <style:text-properties fo:color="#000000" loext:opacity="100%" fo:font-size="9.5pt" officeooo:rsid="00b86350" officeooo:paragraph-rsid="00b86350" style:font-size-asian="9.5pt" style:font-size-complex="9.5pt"/>
    </style:style>
    <style:style style:name="P23" style:family="paragraph" style:parent-style-name="Body_20_A">
      <style:paragraph-properties fo:orphans="0" fo:widows="0"/>
      <style:text-properties fo:color="#000000" loext:opacity="100%" fo:font-size="9.5pt" style:font-size-asian="9.5pt" style:font-size-complex="9.5pt"/>
    </style:style>
    <style:style style:name="P24" style:family="paragraph" style:parent-style-name="Body_20_A">
      <style:paragraph-properties fo:orphans="0" fo:widows="0"/>
      <style:text-properties fo:color="#000000" loext:opacity="100%" fo:font-size="9.5pt" officeooo:paragraph-rsid="00e2b493" style:font-size-asian="9.5pt" style:font-size-complex="9.5pt"/>
    </style:style>
    <style:style style:name="P25" style:family="paragraph" style:parent-style-name="Body_20_A">
      <style:text-properties fo:color="#000000" loext:opacity="100%" fo:font-size="9.5pt" officeooo:paragraph-rsid="0065fd9c" style:font-size-asian="9.5pt" style:font-size-complex="9.5pt"/>
    </style:style>
    <style:style style:name="P26" style:family="paragraph" style:parent-style-name="Body_20_A">
      <style:text-properties fo:color="#000000" loext:opacity="100%" fo:font-size="9.5pt" officeooo:paragraph-rsid="009a540c" style:font-size-asian="9.5pt" style:font-size-complex="9.5pt"/>
    </style:style>
    <style:style style:name="P27" style:family="paragraph" style:parent-style-name="Body_20_A">
      <style:text-properties fo:color="#000000" loext:opacity="100%" fo:font-size="9.5pt" fo:font-weight="bold" style:font-size-asian="9.5pt" style:font-weight-asian="bold" style:font-size-complex="9.5pt" style:font-weight-complex="bold"/>
    </style:style>
    <style:style style:name="P28" style:family="paragraph" style:parent-style-name="Body_20_A">
      <style:paragraph-properties fo:orphans="0" fo:widows="0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29" style:family="paragraph" style:parent-style-name="Body_20_A">
      <style:paragraph-properties fo:orphans="0" fo:widows="0"/>
      <style:text-properties fo:font-size="11pt" style:font-size-asian="11pt" style:font-size-complex="11pt"/>
    </style:style>
    <style:style style:name="P30" style:family="paragraph" style:parent-style-name="Body_20_A">
      <style:text-properties fo:font-size="9.5pt" fo:font-weight="normal" officeooo:rsid="005d64df" officeooo:paragraph-rsid="00a1836c" style:font-size-asian="9.5pt" style:font-weight-asian="normal" style:font-size-complex="9.5pt" style:font-weight-complex="normal"/>
    </style:style>
    <style:style style:name="P31" style:family="paragraph" style:parent-style-name="Body_20_A">
      <style:paragraph-properties fo:orphans="0" fo:widows="0" fo:keep-with-next="always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32" style:family="paragraph" style:parent-style-name="Body_20_A">
      <style:paragraph-properties fo:orphans="0" fo:widows="0" fo:keep-with-next="always"/>
      <style:text-properties fo:font-size="11pt" fo:language="en" fo:country="US" fo:font-weight="bold" officeooo:rsid="00268b06" officeooo:paragraph-rsid="00268b06" fo:background-color="transparent" style:font-size-asian="11pt" style:font-weight-asian="bold" style:font-size-complex="11pt" style:font-weight-complex="bold"/>
    </style:style>
    <style:style style:name="P33" style:family="paragraph" style:parent-style-name="Body">
      <style:paragraph-properties fo:margin-left="0.0752in" fo:margin-right="0in" fo:orphans="0" fo:widows="0" fo:text-indent="-0.0752in" style:auto-text-indent="false"/>
    </style:style>
    <style:style style:name="P34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style:font-size-asian="9.5pt" style:font-size-complex="9.5pt"/>
    </style:style>
    <style:style style:name="P35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d13b9a" style:font-size-asian="9.5pt" style:font-size-complex="9.5pt"/>
    </style:style>
    <style:style style:name="P36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72cc5e" style:font-size-asian="9.5pt" style:font-size-complex="9.5pt"/>
    </style:style>
    <style:style style:name="P37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b6de20" style:font-size-asian="9.5pt" style:font-size-complex="9.5pt"/>
    </style:style>
    <style:style style:name="P38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officeooo:paragraph-rsid="00b86350" style:font-size-asian="9.5pt" style:font-size-complex="9.5pt"/>
    </style:style>
    <style:style style:name="P39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fo:language="en" fo:country="US" officeooo:paragraph-rsid="00d13b9a" fo:background-color="transparent" style:font-size-asian="9.5pt" style:font-size-complex="9.5pt"/>
    </style:style>
    <style:style style:name="P40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fo:language="en" fo:country="US" officeooo:paragraph-rsid="0094ad69" fo:background-color="transparent" style:font-size-asian="9.5pt" style:font-size-complex="9.5pt"/>
    </style:style>
    <style:style style:name="P41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style:text-outline="false" fo:font-size="9.5pt" fo:language="en" fo:country="US" style:text-underline-style="none" fo:font-weight="bold" fo:background-color="transparent" style:font-size-asian="9.5pt" style:font-weight-asian="bold" style:font-size-complex="9.5pt" style:font-weight-complex="bold"/>
    </style:style>
    <style:style style:name="P42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4.6000003814697pt" fo:language="en" fo:country="US" fo:font-weight="bold" officeooo:paragraph-rsid="00346ac2" fo:background-color="transparent" style:font-size-asian="14.6000003814697pt" style:font-weight-asian="bold" style:font-size-complex="14.6000003814697pt" style:font-weight-complex="bold"/>
    </style:style>
    <style:style style:name="P43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4.6000003814697pt" fo:language="en" fo:country="US" fo:font-weight="bold" officeooo:paragraph-rsid="008f2a62" fo:background-color="transparent" style:font-size-asian="14.6000003814697pt" style:font-weight-asian="bold" style:font-size-complex="14.6000003814697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fo:font-size="13pt" officeooo:paragraph-rsid="00524ae4" style:font-size-asian="13pt" style:font-size-complex="13pt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fo:font-size="11.8999996185303pt" style:font-size-asian="11.8999996185303pt" style:font-size-complex="11.8999996185303pt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fo:font-size="11.1999998092651pt" officeooo:paragraph-rsid="00c72cfc" style:font-size-asian="11.1999998092651pt" style:font-size-complex="11.1999998092651pt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fo:font-size="10.5pt" officeooo:rsid="00cf7846" officeooo:paragraph-rsid="00cf7846" style:font-size-asian="10.5pt" style:font-size-complex="10.5pt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fo:font-size="10.5pt" officeooo:rsid="00c72cfc" officeooo:paragraph-rsid="00c72cfc" style:font-size-asian="10.5pt" style:font-size-complex="10.5pt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fo:font-size="11.1000003814697pt" officeooo:paragraph-rsid="00c72cfc" style:font-size-asian="11.1000003814697pt" style:font-size-complex="11.1000003814697pt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fo:font-size="12pt" style:font-size-asian="12pt" style:font-size-complex="12pt"/>
    </style:style>
    <style:style style:name="P51" style:family="paragraph" style:parent-style-name="Standard">
      <style:paragraph-properties fo:orphans="0" fo:widows="0"/>
      <style:text-properties fo:color="#000000" loext:opacity="100%" fo:font-size="9.5pt" style:font-size-asian="9.5pt" style:font-size-complex="9.5pt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en" fo:country="US" fo:font-style="normal" style:text-underline-style="none" fo:font-weight="normal" officeooo:rsid="00c1c699" officeooo:paragraph-rsid="00c1c699" style:letter-kerning="false" style:font-name-asian="Arial Unicode MS" style:font-size-asian="13pt" style:language-asian="en" style:country-asian="US" style:font-style-asian="normal" style:font-weight-asian="normal" style:font-name-complex="Times New Roman1" style:font-size-complex="13pt" style:language-complex="ar" style:country-complex="SA" style:font-style-complex="normal" style:font-weight-complex="normal" style:text-scale="100%" style:font-relief="none" text:display="true"/>
    </style:style>
    <style:style style:name="P53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524ae4" style:letter-kerning="false" fo:background-color="transparent" style:font-name-asian="Arial Unicode MS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scale="100%" style:font-relief="none" text:display="true"/>
    </style:style>
    <style:style style:name="P54" style:family="paragraph" style:parent-style-name="Body_20_A">
      <style:paragraph-properties fo:text-align="start" style:justify-single-word="false" fo:orphans="0" fo:widows="0"/>
      <style:text-properties fo:font-size="11pt" fo:language="en" fo:country="US" fo:font-weight="bold" officeooo:rsid="00cc75fd" officeooo:paragraph-rsid="00cc75fd" fo:background-color="transparent" style:font-size-asian="11pt" style:font-weight-asian="bold" style:font-size-complex="11pt" style:font-weight-complex="bold"/>
    </style:style>
    <style:style style:name="P55" style:family="paragraph" style:parent-style-name="Body_20_A">
      <style:paragraph-properties fo:text-align="start" style:justify-single-word="false" fo:orphans="0" fo:widows="0"/>
      <style:text-properties fo:font-size="11pt" fo:language="en" fo:country="US" fo:font-weight="bold" officeooo:rsid="00cc75fd" officeooo:paragraph-rsid="00ec62cf" fo:background-color="transparent" style:font-size-asian="11pt" style:font-weight-asian="bold" style:font-size-complex="11pt" style:font-weight-complex="bold"/>
    </style:style>
    <style:style style:name="P56" style:family="paragraph" style:parent-style-name="Body_20_A">
      <style:text-properties fo:font-size="9.5pt" officeooo:rsid="00a9f019" officeooo:paragraph-rsid="00a1836c" style:font-size-asian="9.5pt" style:font-size-complex="9.5pt"/>
    </style:style>
    <style:style style:name="P57" style:family="paragraph" style:parent-style-name="Body_20_A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9.5pt" fo:letter-spacing="normal" fo:language="en" fo:country="US" fo:font-style="normal" style:text-underline-style="none" fo:font-weight="normal" officeooo:rsid="00bd630a" officeooo:paragraph-rsid="005c284a" style:letter-kerning="true" fo:background-color="transparent" style:font-name-asian="Arial Unicode MS" style:font-size-asian="9.5pt" style:language-asian="zh" style:country-asian="CN" style:font-style-asian="normal" style:font-weight-asian="normal" style:font-name-complex="Arial Unicode MS" style:font-size-complex="9.5pt" style:language-complex="hi" style:country-complex="IN" style:font-style-complex="normal" style:font-weight-complex="normal" style:text-scale="100%" style:font-relief="none" text:display="true"/>
    </style:style>
    <style:style style:name="P58" style:family="paragraph" style:parent-style-name="Body_20_A">
      <style:text-properties fo:color="#000000" loext:opacity="100%" fo:font-size="9.5pt" officeooo:paragraph-rsid="00ea8a26" style:font-size-asian="9.5pt" style:font-size-complex="9.5pt"/>
    </style:style>
    <style:style style:name="P59" style:family="paragraph" style:parent-style-name="Body_20_A">
      <style:text-properties fo:color="#000000" loext:opacity="100%" fo:font-size="9.5pt" officeooo:paragraph-rsid="00b86350" style:font-size-asian="9.5pt" style:font-size-complex="9.5pt"/>
    </style:style>
    <style:style style:name="P60" style:family="paragraph" style:parent-style-name="Body_20_A">
      <style:paragraph-properties fo:orphans="0" fo:widows="0"/>
      <style:text-properties fo:color="#000000" loext:opacity="100%" fo:font-size="9.5pt" style:font-size-asian="9.5pt" style:font-size-complex="9.5pt"/>
    </style:style>
    <style:style style:name="P61" style:family="paragraph" style:parent-style-name="Body_20_A">
      <style:paragraph-properties fo:text-align="start" style:justify-single-word="false" fo:orphans="0" fo:widows="0" fo:keep-with-next="always"/>
      <style:text-properties fo:font-size="11pt" fo:language="en" fo:country="US" fo:font-weight="bold" officeooo:rsid="00cc75fd" officeooo:paragraph-rsid="00ec62cf" fo:background-color="transparent" style:font-size-asian="11pt" style:font-weight-asian="bold" style:font-size-complex="11pt" style:font-weight-complex="bold"/>
    </style:style>
    <style:style style:name="P62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5pt" style:font-size-asian="9.5pt" style:font-size-complex="9.5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en" fo:country="US" fo:font-style="normal" style:text-underline-style="none" fo:font-weight="bold" officeooo:rsid="00c29395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en" fo:country="US" fo:font-style="italic" style:text-underline-style="none" fo:font-weight="normal" style:letter-kerning="true" fo:background-color="transparent" loext:char-shading-value="0" style:font-name-asian="Arial Unicode MS" style:language-asian="zh" style:country-asian="CN" style:font-style-asian="italic" style:font-weight-asian="normal" style:font-name-complex="Arial Unicode MS" style:language-complex="hi" style:country-complex="IN" style:font-style-complex="italic" style:font-weight-complex="normal" style:text-scale="100%" style:font-relief="none" text:display="true"/>
    </style:style>
    <style:style style:name="T3" style:family="text">
      <style:text-properties fo:font-variant="normal" fo:text-transform="none" style:text-line-through-style="none" style:text-line-through-type="none" fo:language="en" fo:country="US" fo:font-style="normal" style:text-underline-style="none" fo:font-weight="bold" style:text-blinking="false" fo:background-color="transparent" loext:char-shading-value="0" style:font-style-asian="normal" style:font-weight-asian="bold" style:font-weight-complex="bold"/>
    </style:style>
    <style:style style:name="T4" style:family="text">
      <style:text-properties fo:font-variant="normal" fo:text-transform="none" style:text-line-through-style="none" style:text-line-through-type="none" fo:language="en" fo:country="US" fo:font-style="normal" style:text-underline-style="none" fo:font-weight="bold" officeooo:rsid="009a540c" style:text-blinking="false" fo:background-color="transparent" loext:char-shading-value="0" style:font-style-asian="normal" style:font-weight-asian="bold" style:font-weight-complex="bold"/>
    </style:style>
    <style:style style:name="T5" style:family="text">
      <style:text-properties fo:font-variant="normal" fo:text-transform="none" style:text-line-through-style="none" style:text-line-through-type="none" fo:language="en" fo:country="US" fo:font-style="normal" style:text-underline-style="none" fo:font-weight="bold" officeooo:rsid="00b0cfe9" style:text-blinking="false" fo:background-color="transparent" loext:char-shading-value="0" style:font-style-asian="normal" style:font-weight-asian="bold" style:font-weight-complex="bold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524ae4" style:letter-kerning="false" fo:background-color="transparent" loext:char-shading-value="0" style:font-name-asian="Arial Unicode MS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scale="100%" style:font-relief="none" text:display="true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d13b9a" style:letter-kerning="false" fo:background-color="transparent" loext:char-shading-value="0" style:font-name-asian="Arial Unicode MS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 style:text-scale="100%" style:font-relief="none" text:display="true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67ea47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9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72cc5e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0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371783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1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d13b9a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2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4986b0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3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51ba8d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2c0ab1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5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c1c699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6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21aaec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7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60cef3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8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79a164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19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b6de20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6fb708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21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6c6ddb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b7bb34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23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e149fa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24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b6de20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b86350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26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842b68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27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6c6ddb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28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ea8a26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29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normal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30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80a566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31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e149fa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32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b7bb34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33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bold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bold" officeooo:rsid="00b7bb34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35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bold" officeooo:rsid="00b9f955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36" style:family="text">
      <style:text-properties fo:language="en" fo:country="US" fo:background-color="transparent" loext:char-shading-value="0"/>
    </style:style>
    <style:style style:name="T37" style:family="text">
      <style:text-properties fo:language="en" fo:country="US" officeooo:rsid="001e0bfc" fo:background-color="transparent" loext:char-shading-value="0"/>
    </style:style>
    <style:style style:name="T38" style:family="text">
      <style:text-properties fo:language="en" fo:country="US" officeooo:rsid="001ec7a4" fo:background-color="transparent" loext:char-shading-value="0"/>
    </style:style>
    <style:style style:name="T39" style:family="text">
      <style:text-properties fo:language="en" fo:country="US" officeooo:rsid="001e3a67" fo:background-color="transparent" loext:char-shading-value="0"/>
    </style:style>
    <style:style style:name="T40" style:family="text">
      <style:text-properties fo:language="en" fo:country="US" officeooo:rsid="0069bc08" fo:background-color="transparent" loext:char-shading-value="0"/>
    </style:style>
    <style:style style:name="T41" style:family="text">
      <style:text-properties fo:language="en" fo:country="US" officeooo:rsid="006ba161" fo:background-color="transparent" loext:char-shading-value="0"/>
    </style:style>
    <style:style style:name="T42" style:family="text">
      <style:text-properties fo:language="en" fo:country="US" officeooo:rsid="008139ee" fo:background-color="transparent" loext:char-shading-value="0"/>
    </style:style>
    <style:style style:name="T43" style:family="text">
      <style:text-properties fo:language="en" fo:country="US" officeooo:rsid="008e24e8" fo:background-color="transparent" loext:char-shading-value="0"/>
    </style:style>
    <style:style style:name="T44" style:family="text">
      <style:text-properties fo:language="en" fo:country="US" officeooo:rsid="0094ad69" fo:background-color="transparent" loext:char-shading-value="0"/>
    </style:style>
    <style:style style:name="T45" style:family="text">
      <style:text-properties fo:language="en" fo:country="US" officeooo:rsid="00b4e20c" fo:background-color="transparent" loext:char-shading-value="0"/>
    </style:style>
    <style:style style:name="T46" style:family="text">
      <style:text-properties fo:language="en" fo:country="US" officeooo:rsid="00ba416e" fo:background-color="transparent" loext:char-shading-value="0"/>
    </style:style>
    <style:style style:name="T47" style:family="text">
      <style:text-properties fo:language="en" fo:country="US" officeooo:rsid="00d13b9a" fo:background-color="transparent" loext:char-shading-value="0"/>
    </style:style>
    <style:style style:name="T48" style:family="text">
      <style:text-properties fo:language="en" fo:country="US" officeooo:rsid="002c0ab1" fo:background-color="transparent" loext:char-shading-value="0"/>
    </style:style>
    <style:style style:name="T49" style:family="text">
      <style:text-properties fo:language="en" fo:country="US" officeooo:rsid="00c1c699" fo:background-color="transparent" loext:char-shading-value="0"/>
    </style:style>
    <style:style style:name="T50" style:family="text">
      <style:text-properties fo:language="en" fo:country="US" officeooo:rsid="002eaff0" fo:background-color="transparent" loext:char-shading-value="0"/>
    </style:style>
    <style:style style:name="T51" style:family="text">
      <style:text-properties fo:language="en" fo:country="US" officeooo:rsid="0021aaec" fo:background-color="transparent" loext:char-shading-value="0"/>
    </style:style>
    <style:style style:name="T52" style:family="text">
      <style:text-properties fo:language="en" fo:country="US" officeooo:rsid="0051ba8d" fo:background-color="transparent" loext:char-shading-value="0"/>
    </style:style>
    <style:style style:name="T53" style:family="text">
      <style:text-properties fo:language="en" fo:country="US" officeooo:rsid="00775179" fo:background-color="transparent" loext:char-shading-value="0"/>
    </style:style>
    <style:style style:name="T54" style:family="text">
      <style:text-properties fo:language="en" fo:country="US" officeooo:rsid="00782d3c" fo:background-color="transparent" loext:char-shading-value="0"/>
    </style:style>
    <style:style style:name="T55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6" style:family="text">
      <style:text-properties fo:language="en" fo:country="US" fo:font-weight="bold" officeooo:rsid="001e0bfc" fo:background-color="transparent" loext:char-shading-value="0" style:font-weight-asian="bold" style:font-weight-complex="bold"/>
    </style:style>
    <style:style style:name="T57" style:family="text">
      <style:text-properties fo:language="en" fo:country="US" fo:font-weight="bold" officeooo:rsid="0072cc5e" fo:background-color="transparent" loext:char-shading-value="0" style:font-weight-asian="bold" style:font-weight-complex="bold"/>
    </style:style>
    <style:style style:name="T58" style:family="text">
      <style:text-properties fo:language="en" fo:country="US" fo:font-weight="bold" officeooo:rsid="00949dac" fo:background-color="transparent" loext:char-shading-value="0" style:font-weight-asian="bold" style:font-weight-complex="bold"/>
    </style:style>
    <style:style style:name="T59" style:family="text">
      <style:text-properties fo:language="en" fo:country="US" fo:font-weight="bold" officeooo:rsid="0098401d" fo:background-color="transparent" loext:char-shading-value="0" style:font-weight-asian="bold" style:font-weight-complex="bold"/>
    </style:style>
    <style:style style:name="T60" style:family="text">
      <style:text-properties fo:language="en" fo:country="US" fo:font-weight="bold" officeooo:rsid="009a540c" fo:background-color="transparent" loext:char-shading-value="0" style:font-weight-asian="bold" style:font-weight-complex="bold"/>
    </style:style>
    <style:style style:name="T61" style:family="text">
      <style:text-properties fo:language="en" fo:country="US" fo:font-weight="bold" officeooo:rsid="009d5820" fo:background-color="transparent" loext:char-shading-value="0" style:font-weight-asian="bold" style:font-weight-complex="bold"/>
    </style:style>
    <style:style style:name="T62" style:family="text">
      <style:text-properties fo:language="en" fo:country="US" fo:font-weight="bold" officeooo:rsid="009e12a2" fo:background-color="transparent" loext:char-shading-value="0" style:font-weight-asian="bold" style:font-weight-complex="bold"/>
    </style:style>
    <style:style style:name="T63" style:family="text">
      <style:text-properties fo:language="en" fo:country="US" fo:font-weight="bold" officeooo:rsid="00a9c7fa" fo:background-color="transparent" loext:char-shading-value="0" style:font-weight-asian="bold" style:font-weight-complex="bold"/>
    </style:style>
    <style:style style:name="T64" style:family="text">
      <style:text-properties fo:language="en" fo:country="US" fo:font-weight="bold" officeooo:rsid="00ac8494" fo:background-color="transparent" loext:char-shading-value="0" style:font-weight-asian="bold" style:font-weight-complex="bold"/>
    </style:style>
    <style:style style:name="T65" style:family="text">
      <style:text-properties fo:language="en" fo:country="US" fo:font-weight="bold" officeooo:rsid="00b0cfe9" fo:background-color="transparent" loext:char-shading-value="0" style:font-weight-asian="bold" style:font-weight-complex="bold"/>
    </style:style>
    <style:style style:name="T66" style:family="text">
      <style:text-properties fo:language="en" fo:country="US" fo:font-weight="bold" officeooo:rsid="00b9f955" fo:background-color="transparent" loext:char-shading-value="0" style:font-weight-asian="bold" style:font-weight-complex="bold"/>
    </style:style>
    <style:style style:name="T67" style:family="text">
      <style:text-properties fo:language="en" fo:country="US" fo:font-weight="bold" officeooo:rsid="00c29395" fo:background-color="transparent" loext:char-shading-value="0" style:font-weight-asian="bold" style:font-weight-complex="bold"/>
    </style:style>
    <style:style style:name="T68" style:family="text">
      <style:text-properties fo:language="en" fo:country="US" fo:font-weight="bold" officeooo:rsid="007cf03f" fo:background-color="transparent" loext:char-shading-value="0" style:font-weight-asian="bold" style:font-weight-complex="bold"/>
    </style:style>
    <style:style style:name="T69" style:family="text">
      <style:text-properties fo:language="en" fo:country="US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70" style:family="text">
      <style:text-properties fo:language="en" fo:country="US" fo:font-style="italic" fo:font-weight="normal" officeooo:rsid="002d3b41" fo:background-color="transparent" loext:char-shading-value="0" style:font-style-asian="italic" style:font-weight-asian="normal" style:font-style-complex="italic" style:font-weight-complex="normal"/>
    </style:style>
    <style:style style:name="T71" style:family="text">
      <style:text-properties fo:language="en" fo:country="US" fo:font-style="italic" fo:background-color="transparent" loext:char-shading-value="0" style:font-style-asian="italic" style:font-style-complex="italic"/>
    </style:style>
    <style:style style:name="T72" style:family="text">
      <style:text-properties fo:language="en" fo:country="US" fo:font-style="normal" style:text-underline-style="none" fo:background-color="transparent" loext:char-shading-value="0" style:font-style-asian="normal" style:font-style-complex="normal"/>
    </style:style>
    <style:style style:name="T73" style:family="text">
      <style:text-properties fo:language="en" fo:country="US" fo:font-style="normal" style:text-underline-style="none" officeooo:rsid="00a05239" fo:background-color="transparent" loext:char-shading-value="0" style:font-style-asian="normal" style:font-style-complex="normal"/>
    </style:style>
    <style:style style:name="T74" style:family="text">
      <style:text-properties fo:language="en" fo:country="US" fo:font-style="normal" style:text-underline-style="none" officeooo:rsid="009ee3f0" fo:background-color="transparent" loext:char-shading-value="0" style:font-style-asian="normal" style:font-style-complex="normal"/>
    </style:style>
    <style:style style:name="T75" style:family="text">
      <style:text-properties fo:language="en" fo:country="US" fo:font-style="normal" style:text-underline-style="none" officeooo:rsid="0090ff8e" fo:background-color="transparent" loext:char-shading-value="0" style:font-style-asian="normal" style:font-style-complex="normal"/>
    </style:style>
    <style:style style:name="T76" style:family="text">
      <style:text-properties fo:language="en" fo:country="US" fo:font-style="normal" style:text-underline-style="none" officeooo:rsid="00a49d75" fo:background-color="transparent" loext:char-shading-value="0" style:font-style-asian="normal" style:font-style-complex="normal"/>
    </style:style>
    <style:style style:name="T77" style:family="text">
      <style:text-properties fo:language="en" fo:country="US" fo:font-style="normal" style:text-underline-style="none" officeooo:rsid="0095b832" fo:background-color="transparent" loext:char-shading-value="0" style:font-style-asian="normal" style:font-style-complex="normal"/>
    </style:style>
    <style:style style:name="T78" style:family="text">
      <style:text-properties fo:language="en" fo:country="US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79" style:family="text">
      <style:text-properties fo:language="en" fo:country="US" fo:font-style="normal" style:text-underline-style="none" fo:font-weight="bold" officeooo:rsid="00b0cfe9" fo:background-color="transparent" loext:char-shading-value="0" style:font-style-asian="normal" style:font-weight-asian="bold" style:font-style-complex="normal" style:font-weight-complex="bold"/>
    </style:style>
    <style:style style:name="T80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81" style:family="text">
      <style:text-properties fo:language="en" fo:country="US" fo:font-weight="normal" officeooo:rsid="009d5820" fo:background-color="transparent" loext:char-shading-value="0" style:font-weight-asian="normal" style:font-weight-complex="normal"/>
    </style:style>
    <style:style style:name="T82" style:family="text">
      <style:text-properties fo:language="en" fo:country="US" fo:font-weight="normal" officeooo:rsid="008e24e8" fo:background-color="transparent" loext:char-shading-value="0" style:font-weight-asian="normal" style:font-weight-complex="normal"/>
    </style:style>
    <style:style style:name="T83" style:family="text">
      <style:text-properties fo:language="en" fo:country="US" fo:font-weight="normal" officeooo:rsid="0086095a" fo:background-color="transparent" loext:char-shading-value="0" style:font-weight-asian="normal" style:font-weight-complex="normal"/>
    </style:style>
    <style:style style:name="T84" style:family="text">
      <style:text-properties fo:language="en" fo:country="US" fo:font-weight="normal" officeooo:rsid="00842b68" fo:background-color="transparent" loext:char-shading-value="0" style:font-weight-asian="normal" style:font-weight-complex="normal"/>
    </style:style>
    <style:style style:name="T85" style:family="text">
      <style:text-properties fo:language="en" fo:country="US" fo:font-weight="normal" officeooo:rsid="00772ef8" fo:background-color="transparent" loext:char-shading-value="0" style:font-weight-asian="normal" style:font-weight-complex="normal"/>
    </style:style>
    <style:style style:name="T86" style:family="text">
      <style:text-properties fo:language="en" fo:country="US" fo:font-weight="normal" officeooo:rsid="007534c7" fo:background-color="transparent" loext:char-shading-value="0" style:font-weight-asian="normal" style:font-weight-complex="normal"/>
    </style:style>
    <style:style style:name="T87" style:family="text">
      <style:text-properties fo:language="en" fo:country="US" fo:font-weight="normal" officeooo:rsid="0086b89b" fo:background-color="transparent" loext:char-shading-value="0" style:font-weight-asian="normal" style:font-weight-complex="normal"/>
    </style:style>
    <style:style style:name="T88" style:family="text">
      <style:text-properties style:text-outline="false" fo:language="en" fo:country="US" style:text-underline-style="none" fo:background-color="transparent" loext:char-shading-value="0"/>
    </style:style>
    <style:style style:name="T89" style:family="text">
      <style:text-properties style:text-outline="false" fo:language="en" fo:country="US" style:text-underline-style="none" fo:font-weight="bold" fo:background-color="transparent" loext:char-shading-value="0" style:font-weight-asian="bold" style:font-weight-complex="bold"/>
    </style:style>
    <style:style style:name="T90" style:family="text">
      <style:text-properties style:text-outline="false" fo:language="en" fo:country="US" style:text-underline-style="none" fo:font-weight="bold" officeooo:rsid="00a82bfb" fo:background-color="transparent" loext:char-shading-value="0" style:font-weight-asian="bold" style:font-weight-complex="bold"/>
    </style:style>
    <style:style style:name="T91" style:family="text">
      <style:text-properties style:text-outline="false" fo:language="en" fo:country="US" style:text-underline-style="none" fo:font-weight="bold" officeooo:rsid="00b0cfe9" fo:background-color="transparent" loext:char-shading-value="0" style:font-weight-asian="bold" style:font-weight-complex="bold"/>
    </style:style>
    <style:style style:name="T92" style:family="text">
      <style:text-properties style:text-outline="false" fo:language="en" fo:country="US" style:text-underline-style="none" fo:font-weight="bold" officeooo:rsid="00a9c7fa" fo:background-color="transparent" loext:char-shading-value="0" style:font-weight-asian="bold" style:font-weight-complex="bold"/>
    </style:style>
    <style:style style:name="T93" style:family="text">
      <style:text-properties style:text-outline="false" fo:language="en" fo:country="US" style:text-underline-style="none" fo:font-weight="bold" officeooo:rsid="00ec62cf" fo:background-color="transparent" loext:char-shading-value="0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4e99c7" style:font-weight-asian="bold" style:font-weight-complex="bold"/>
    </style:style>
    <style:style style:name="T96" style:family="text">
      <style:text-properties fo:font-weight="bold" officeooo:rsid="00726c92" style:font-weight-asian="bold" style:font-weight-complex="bold"/>
    </style:style>
    <style:style style:name="T97" style:family="text">
      <style:text-properties fo:font-weight="bold" officeooo:rsid="00c29395" style:font-weight-asian="bold" style:font-weight-complex="bold"/>
    </style:style>
    <style:style style:name="T98" style:family="text">
      <style:text-properties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99" style:family="text">
      <style:text-properties style:text-line-through-style="none" style:text-line-through-type="none" fo:language="en" fo:country="US" style:text-underline-style="none" fo:font-weight="bold" style:text-blinking="false" fo:background-color="transparent" loext:char-shading-value="0" style:font-weight-asian="bold" style:font-weight-complex="bold"/>
    </style:style>
    <style:style style:name="T100" style:family="text">
      <style:text-properties style:text-line-through-style="none" style:text-line-through-type="none" fo:language="en" fo:country="US" style:text-underline-style="none" fo:font-weight="bold" officeooo:rsid="009a5551" style:text-blinking="false" fo:background-color="transparent" loext:char-shading-value="0" style:font-weight-asian="bold" style:font-weight-complex="bold"/>
    </style:style>
    <style:style style:name="T101" style:family="text">
      <style:text-properties style:text-line-through-style="none" style:text-line-through-type="none" fo:language="en" fo:country="US" style:text-underline-style="none" fo:font-weight="bold" officeooo:rsid="009e12a2" style:text-blinking="false" fo:background-color="transparent" loext:char-shading-value="0" style:font-weight-asian="bold" style:font-weight-complex="bold"/>
    </style:style>
    <style:style style:name="T102" style:family="text">
      <style:text-properties style:text-line-through-style="none" style:text-line-through-type="none" fo:language="en" fo:country="US" style:text-underline-style="none" style:text-blinking="false" fo:background-color="transparent" loext:char-shading-value="0"/>
    </style:style>
    <style:style style:name="T103" style:family="text">
      <style:text-properties fo:font-style="italic" fo:font-weight="normal" officeooo:rsid="002d3b41" style:font-style-asian="italic" style:font-weight-asian="normal" style:font-style-complex="italic" style:font-weight-complex="normal"/>
    </style:style>
    <style:style style:name="T104" style:family="text">
      <style:text-properties officeooo:rsid="004e99c7"/>
    </style:style>
    <style:style style:name="T105" style:family="text">
      <style:text-properties officeooo:rsid="00590f8f"/>
    </style:style>
    <style:style style:name="T106" style:family="text">
      <style:text-properties style:text-position="super 58%" officeooo:rsid="0076c5a0"/>
    </style:style>
    <style:style style:name="T107" style:family="text">
      <style:text-properties style:text-position="super 58%" officeooo:rsid="005a83a6"/>
    </style:style>
    <style:style style:name="T108" style:family="text">
      <style:text-properties style:text-position="0% 100%" officeooo:rsid="005a83a6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05e432a" style:font-weight-asian="normal" style:font-weight-complex="normal"/>
    </style:style>
    <style:style style:name="T111" style:family="text">
      <style:text-properties fo:font-weight="normal" officeooo:rsid="005d64df" style:font-weight-asian="normal" style:font-weight-complex="normal"/>
    </style:style>
    <style:style style:name="T112" style:family="text">
      <style:text-properties fo:font-weight="normal" officeooo:rsid="00e9af5e" style:font-weight-asian="normal" style:font-weight-complex="normal"/>
    </style:style>
    <style:style style:name="T113" style:family="text">
      <style:text-properties fo:font-weight="normal" officeooo:rsid="00ea8a26" style:font-weight-asian="normal" style:font-weight-complex="normal"/>
    </style:style>
    <style:style style:name="T114" style:family="text">
      <style:text-properties fo:font-weight="normal" officeooo:rsid="00ec62cf" style:font-weight-asian="normal" style:font-weight-complex="normal"/>
    </style:style>
    <style:style style:name="T115" style:family="text">
      <style:text-properties officeooo:rsid="00a9f019"/>
    </style:style>
    <style:style style:name="T116" style:family="text">
      <style:text-properties officeooo:rsid="00a82bfb"/>
    </style:style>
    <style:style style:name="T117" style:family="text">
      <style:text-properties officeooo:rsid="00a9c7fa"/>
    </style:style>
    <style:style style:name="T118" style:family="text">
      <style:text-properties officeooo:rsid="00b0cfe9"/>
    </style:style>
    <style:style style:name="T119" style:family="text">
      <style:text-properties officeooo:rsid="005a83a6"/>
    </style:style>
    <style:style style:name="T120" style:family="text">
      <style:text-properties officeooo:rsid="0076c5a0"/>
    </style:style>
    <style:style style:name="T121" style:family="text">
      <style:text-properties officeooo:rsid="005c284a"/>
    </style:style>
    <style:style style:name="T122" style:family="text">
      <style:text-properties officeooo:rsid="00c29395"/>
    </style:style>
    <style:style style:name="T123" style:family="text">
      <style:text-properties officeooo:rsid="00c72cfc"/>
    </style:style>
    <style:style style:name="T124" style:family="text">
      <style:text-properties officeooo:rsid="00cb7919"/>
    </style:style>
    <style:style style:name="T125" style:family="text">
      <style:text-properties officeooo:rsid="00d2da08"/>
    </style:style>
    <style:style style:name="T126" style:family="text">
      <style:text-properties officeooo:rsid="00e9af5e"/>
    </style:style>
    <style:style style:name="T127" style:family="text">
      <style:text-properties officeooo:rsid="00ea8a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 table:number-columns-repeated="2"/>
        <table:table-column table:style-name="Table1.G"/>
        <table:table-row table:style-name="Table1.1">
          <table:table-cell table:style-name="Table1.A1" table:number-columns-spanned="7" office:value-type="string">
            <text:p text:style-name="P61">9-day <text:span text:style-name="T126">hygienic darkroom retreat</text:span></text:p>
            <text:p text:style-name="P55"><text:span text:style-name="T112">example schedule</text:span><text:span text:style-name="T114"> w/</text:span><text:span text:style-name="T113"> </text:span><text:span text:style-name="T127">24hr</text:span><text:span text:style-name="T113"> clock</text:span></text:p>
            <text:p text:style-name="P54"><text:span text:style-name="T114"><text:s text:c="4"/></text:span><text:span text:style-name="T112">+2 buffer days at retreat center = 11-day retreat</text:span></text:p>
            <text:p text:style-name="P54"><text:span text:style-name="T114"><text:s text:c="4"/></text:span><text:span text:style-name="T112">+2 travel days = 13-day tri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1">Su</text:p>
          </table:table-cell>
          <table:table-cell table:style-name="Table1.A2" office:value-type="string">
            <text:p text:style-name="P28">M</text:p>
          </table:table-cell>
          <table:table-cell table:style-name="Table1.A2" office:value-type="string">
            <text:p text:style-name="P28">Tu</text:p>
          </table:table-cell>
          <table:table-cell table:style-name="Table1.A2" office:value-type="string">
            <text:p text:style-name="P28">W</text:p>
          </table:table-cell>
          <table:table-cell table:style-name="Table1.A2" office:value-type="string">
            <text:p text:style-name="P28">Th</text:p>
          </table:table-cell>
          <table:table-cell table:style-name="Table1.A2" office:value-type="string">
            <text:p text:style-name="P28">F</text:p>
          </table:table-cell>
          <table:table-cell table:style-name="Table1.G2" office:value-type="string">
            <text:p text:style-name="P28">Sa</text:p>
          </table:table-cell>
        </table:table-row>
        <table:table-row table:style-name="Table1.3"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9"><text:span text:style-name="T67">29</text:span><text:span text:style-name="T55"> <text:s/></text:span><text:span text:style-name="T70">Travel</text:span></text:p>
          </table:table-cell>
          <table:table-cell table:style-name="Table1.A2" office:value-type="string">
            <text:p text:style-name="P29"><text:span text:style-name="T67">30</text:span><text:span text:style-name="T36"> </text:span><text:span text:style-name="T2">Buffer</text:span></text:p>
          </table:table-cell>
          <table:table-cell table:style-name="Table1.A2" office:value-type="string">
            <text:p text:style-name="P29"><text:span text:style-name="T67">1</text:span><text:span text:style-name="T55"> </text:span><text:span text:style-name="T36"><text:s/></text:span><text:span text:style-name="T71">Retreat</text:span></text:p>
          </table:table-cell>
          <table:table-cell table:style-name="Table1.A2" office:value-type="string">
            <text:p text:style-name="P29"><text:span text:style-name="T1">2</text:span><text:span text:style-name="T55"> <text:s/></text:span><text:span text:style-name="T71">Retreat</text:span></text:p>
          </table:table-cell>
          <table:table-cell table:style-name="Table1.A2" office:value-type="string">
            <text:p text:style-name="P29"><text:span text:style-name="T67">3</text:span><text:span text:style-name="T55"> <text:s/></text:span><text:span text:style-name="T71">Retreat</text:span></text:p>
          </table:table-cell>
          <table:table-cell table:style-name="Table1.G2" office:value-type="string">
            <text:p text:style-name="P29"><text:span text:style-name="T67">4</text:span><text:span text:style-name="T55"> <text:s/></text:span><text:span text:style-name="T71">Retreat</text:span></text:p>
          </table:table-cell>
        </table:table-row>
        <table:table-row table:style-name="Table1.4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14"><text:span text:style-name="T56">Arrive</text:span></text:p>
            <text:p text:style-name="P15"><text:span text:style-name="T94">Check in</text:span></text:p>
            <text:p text:style-name="P57"><text:span text:style-name="T13"/></text:p>
          </table:table-cell>
          <table:table-cell table:style-name="Table1.A2" office:value-type="string">
            <text:p text:style-name="P17"><text:span text:style-name="T55">1</text:span><text:span text:style-name="T58">3</text:span><text:span text:style-name="T55"> <text:s/>Arrive</text:span></text:p>
            <text:p text:style-name="P58"><text:span text:style-name="T57">15 <text:s/></text:span><text:span text:style-name="T55">Orientation</text:span></text:p>
            <text:p text:style-name="P58"><text:span text:style-name="T55">17</text:span><text:span text:style-name="T36"> <text:s/></text:span><text:span text:style-name="T55">D</text:span><text:span text:style-name="T58">inner</text:span></text:p>
            <text:p text:style-name="P36"><text:span text:style-name="T66">20</text:span><text:span text:style-name="T65">-22</text:span><text:span text:style-name="T55"> <text:s/></text:span><text:span text:style-name="T61">Darken</text:span></text:p>
          </table:table-cell>
          <table:table-cell table:style-name="Table1.A2" office:value-type="string">
            <text:p text:style-name="P18"><text:span text:style-name="T55">0</text:span><text:span text:style-name="T63">9-</text:span><text:span text:style-name="T65">11 </text:span><text:span text:style-name="T55"><text:s/>Breakfast</text:span></text:p>
            <text:p text:style-name="P20"><text:span text:style-name="T55">1</text:span><text:span text:style-name="T68">5</text:span><text:span text:style-name="T55"> <text:s/></text:span><text:span text:style-name="T33">Q&amp;A</text:span></text:p>
            <text:p text:style-name="P37"><text:span text:style-name="T55">17</text:span><text:span text:style-name="T36"> <text:s/></text:span><text:span text:style-name="T24">Dinner</text:span><text:span text:style-name="T18"> </text:span></text:p>
            <text:p text:style-name="P38"><text:span text:style-name="T25">18 <text:s/></text:span><text:span text:style-name="T28">Prepare</text:span></text:p>
            <text:p text:style-name="P21"><text:span text:style-name="T35">20-22 <text:s/></text:span><text:span text:style-name="T34">Darken</text:span><text:span text:style-name="T32"> </text:span></text:p>
            <text:p text:style-name="P21"><text:span text:style-name="T30"/></text:p>
            <text:p text:style-name="P21"><text:span text:style-name="T36">13</text:span><text:span text:style-name="T45">0</text:span><text:span text:style-name="T36">-13</text:span><text:span text:style-name="T46">6</text:span><text:span text:style-name="T36"> hrs </text:span><text:span text:style-name="T88">dark</text:span></text:p>
          </table:table-cell>
          <table:table-cell table:style-name="Table1.A2" office:value-type="string">
            <text:p text:style-name="P27">Rest</text:p>
            <text:p text:style-name="P6">1<text:span text:style-name="T116">1</text:span> <text:s/>Breakfast</text:p>
            <text:p text:style-name="P14"><text:span text:style-name="T89">1</text:span><text:span text:style-name="T90">7</text:span><text:span text:style-name="T89"> <text:s/>Dinner</text:span></text:p>
          </table:table-cell>
          <table:table-cell table:style-name="Table1.A2" office:value-type="string">
            <text:p text:style-name="P27">Rest</text:p>
            <text:p text:style-name="P7">11 <text:s/>Breakfast</text:p>
            <text:p text:style-name="P7">17 <text:s/>Dinner</text:p>
          </table:table-cell>
          <table:table-cell table:style-name="Table1.G2" office:value-type="string">
            <text:p text:style-name="P27">Rest</text:p>
            <text:p text:style-name="P7">11 <text:s/>Breakfast</text:p>
            <text:p text:style-name="P7">17 <text:s/>Dinner</text:p>
          </table:table-cell>
        </table:table-row>
        <table:table-row table:style-name="Table1.5">
          <table:table-cell table:style-name="Table1.A2" office:value-type="string">
            <text:p text:style-name="P3"><text:span text:style-name="T67">5</text:span><text:span text:style-name="T36"> <text:s/></text:span><text:span text:style-name="T71">Retreat</text:span></text:p>
          </table:table-cell>
          <table:table-cell table:style-name="Table1.A2" office:value-type="string">
            <text:p text:style-name="P3"><text:span text:style-name="T67">6</text:span><text:span text:style-name="T36"> <text:s/></text:span><text:span text:style-name="T71">Retreat</text:span></text:p>
          </table:table-cell>
          <table:table-cell table:style-name="Table1.A2" office:value-type="string">
            <text:p text:style-name="P3"><text:span text:style-name="T67">7</text:span><text:span text:style-name="T55"> <text:s/></text:span><text:span text:style-name="T69">Retreat</text:span></text:p>
          </table:table-cell>
          <table:table-cell table:style-name="Table1.A2" office:value-type="string">
            <text:p text:style-name="P1"><text:span text:style-name="T67">8</text:span><text:span text:style-name="T55"> <text:s/></text:span><text:span text:style-name="T69">Retreat</text:span></text:p>
          </table:table-cell>
          <table:table-cell table:style-name="Table1.A2" office:value-type="string">
            <text:p text:style-name="P1"><text:span text:style-name="T67">9</text:span><text:span text:style-name="T55"> <text:s/></text:span><text:span text:style-name="T69">Retreat</text:span></text:p>
          </table:table-cell>
          <table:table-cell table:style-name="Table1.A2" office:value-type="string">
            <text:p text:style-name="P1"><text:span text:style-name="T96">1</text:span><text:span text:style-name="T97">0</text:span><text:span text:style-name="T96"> <text:s/></text:span><text:span text:style-name="T69">Buffer</text:span></text:p>
          </table:table-cell>
          <table:table-cell table:style-name="Table1.G2" office:value-type="string">
            <text:p text:style-name="P2"><text:span text:style-name="T105">1</text:span><text:span text:style-name="T122">1</text:span> <text:s/><text:span text:style-name="T103">Travel</text:span></text:p>
          </table:table-cell>
        </table:table-row>
        <table:table-row table:style-name="Table1.6">
          <table:table-cell table:style-name="Table1.A2" office:value-type="string">
            <text:p text:style-name="P5"><text:span text:style-name="T127"><text:s text:c="6"/></text:span>Rest</text:p>
            <text:p text:style-name="P5">11 <text:s/>Breakfast</text:p>
            <text:p text:style-name="P41">17 <text:s/>Dinner</text:p>
          </table:table-cell>
          <table:table-cell table:style-name="Table1.A2" office:value-type="string">
            <text:p text:style-name="P8"><text:span text:style-name="T127"><text:s text:c="6"/></text:span>Rest</text:p>
            <text:p text:style-name="P8">11 <text:s/>Breakfast</text:p>
            <text:p text:style-name="P8">17 <text:s/>Dinner</text:p>
          </table:table-cell>
          <table:table-cell table:style-name="Table1.A2" office:value-type="string">
            <text:p text:style-name="P34"><text:span text:style-name="T59">08-</text:span><text:span text:style-name="T62">12</text:span><text:span text:style-name="T55"> <text:s/>Lighten</text:span><text:span text:style-name="T36"> </text:span><text:span text:style-name="T92">09-</text:span><text:span text:style-name="T91">11</text:span><text:span text:style-name="T92"> <text:s/></text:span><text:span text:style-name="T89">Breakfast</text:span></text:p>
            <text:p text:style-name="P34"><text:span text:style-name="T89">17 <text:s/>Dinner</text:span></text:p>
            <text:p text:style-name="P34"><text:span text:style-name="T55">18-</text:span><text:span text:style-name="T65">20</text:span><text:span text:style-name="T55"> <text:s/>Darken</text:span><text:span text:style-name="T36"> </text:span></text:p>
          </table:table-cell>
          <table:table-cell table:style-name="Table1.A2" office:value-type="string">
            <text:p text:style-name="P51"><text:span text:style-name="T59">08</text:span><text:span text:style-name="T62">-12</text:span><text:span text:style-name="T55"> <text:s/>Lighten</text:span><text:span text:style-name="T36"> </text:span><text:span text:style-name="T89">09-</text:span><text:span text:style-name="T91">11</text:span><text:span text:style-name="T93"> </text:span><text:span text:style-name="T89"><text:s/>Brea</text:span><text:span text:style-name="T93">k</text:span><text:span text:style-name="T89">fast</text:span></text:p>
            <text:p text:style-name="P34"><text:span text:style-name="T89">17 <text:s/>Dinner</text:span></text:p>
            <text:p text:style-name="P34"><text:span text:style-name="T55">18-</text:span><text:span text:style-name="T65">20</text:span><text:span text:style-name="T55"> <text:s/>Darken</text:span></text:p>
          </table:table-cell>
          <table:table-cell table:style-name="Table1.A2" office:value-type="string">
            <text:p text:style-name="P24"><text:span text:style-name="T55">08-</text:span><text:span text:style-name="T65">10</text:span><text:span text:style-name="T55"> <text:s/>Lighten</text:span><text:span text:style-name="T36"> </text:span><text:span text:style-name="T89">09-</text:span><text:span text:style-name="T91">11</text:span><text:span text:style-name="T89"> <text:s/>Breakfast</text:span></text:p>
            <text:p text:style-name="P34"><text:span text:style-name="T55">1</text:span><text:span text:style-name="T60">7</text:span><text:span text:style-name="T55"> <text:s/>Dinner</text:span><text:span text:style-name="T36"> <text:s/></text:span></text:p>
            <text:p text:style-name="P23"><text:span text:style-name="T78">20-</text:span><text:span text:style-name="T79">22</text:span><text:span text:style-name="T78"> <text:s/>Darken</text:span><text:span text:style-name="T72"> </text:span></text:p>
            <text:p text:style-name="P23"><text:span text:style-name="T72"/></text:p>
            <text:p text:style-name="P56"><text:span text:style-name="T109">12 hrs</text:span><text:span text:style-name="T113"> </text:span><text:span text:style-name="T111">dark</text:span></text:p>
            <text:p text:style-name="P11"/>
            <text:p text:style-name="P11"/>
          </table:table-cell>
          <table:table-cell table:style-name="Table1.A2" office:value-type="string">
            <text:p text:style-name="P25"><text:span text:style-name="T55">0</text:span><text:span text:style-name="T64">9-</text:span><text:span text:style-name="T65">11</text:span><text:span text:style-name="T55"> <text:s/>Breakfast</text:span></text:p>
            <text:p text:style-name="P18"><text:span text:style-name="T99">12</text:span><text:span text:style-name="T100">-</text:span><text:span text:style-name="T101">16</text:span><text:span text:style-name="T98"> </text:span><text:span text:style-name="T99"><text:s/>Depart</text:span><text:span text:style-name="T102"> </text:span><text:span text:style-name="T4">17 <text:s/>Dinner</text:span></text:p>
            <text:p text:style-name="P26"><text:span text:style-name="T4">2</text:span><text:span text:style-name="T3">0-</text:span><text:span text:style-name="T5">22</text:span><text:span text:style-name="T3"> <text:s/>Retire</text:span></text:p>
          </table:table-cell>
          <table:table-cell table:style-name="Table1.G2" office:value-type="string">
            <text:p text:style-name="P12"><text:span text:style-name="T95">Check out</text:span></text:p>
            <text:p text:style-name="P13"><text:span text:style-name="T94">Depart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9.60000038146973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9.60000038146973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9.60000038146973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5.1in" style:type="center"/>
          <style:tab-stop style:position="10.2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ヒラギノ角ゴシック W3" fo:font-family="'ヒラギノ角ゴシック W3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ヒラギノ角ゴシック W31" style:font-family-asian="'ヒラギノ角ゴシック W3'" style:font-family-generic-asian="system" style:font-pitch-asian="variable" style:font-size-asian="12pt" style:language-asian="zh" style:country-asian="CN" style:font-style-asian="normal" style:font-weight-asian="normal" style:font-name-complex="ヒラギノ角ゴシック W31" style:font-family-complex="'ヒラギノ角ゴシック W3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_20_A" style:display-name="Body A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Table_20_Contents" style:display-name="Table Contents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0098in" fo:page-height="4in" style:num-format="1" style:print-orientation="landscape" fo:margin-top="0in" fo:margin-bottom="0in" fo:margin-left="0in" fo:margin-right="0in" style:writing-mode="lr-tb" style:layout-grid-color="#c0c0c0" style:layout-grid-lines="1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1-29T23:13:45.974364943</dc:date>
    <meta:editing-cycles>93</meta:editing-cycles>
    <meta:editing-duration>PT21H25M42S</meta:editing-duration>
    <meta:generator>LibreOffice/7.0.4.2$Linux_X86_64 LibreOffice_project/00$Build-2</meta:generator>
    <meta:document-statistic meta:table-count="1" meta:image-count="0" meta:object-count="0" meta:page-count="1" meta:paragraph-count="66" meta:word-count="144" meta:character-count="815" meta:non-whitespace-character-count="664"/>
    <meta:user-defined meta:name="AppVersion">15.0000</meta:user-defined>
  </office:meta>
</office:document-meta>
</file>